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25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runner Adrian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ner Adrian, Präsident</text:p>
          </table:table-cell>
          <table:table-cell table:formula="of:=[.B1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ari Sandra, Vizepräsidentin</text:p>
          </table:table-cell>
          <table:table-cell table:formula="of:=[.B2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dner Matthias</text:p>
          </table:table-cell>
          <table:table-cell table:formula="of:=[.B3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liger David, Ersatzmitglied</text:p>
          </table:table-cell>
          <table:table-cell table:formula="of:=[.B4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neuwly Andreas</text:p>
          </table:table-cell>
          <table:table-cell table:formula="of:=[.B5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x Jann, Präsident</text:p>
          </table:table-cell>
          <table:table-cell table:formula="of:=[.B6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svary Zsuzsana, Vizepräsidentin</text:p>
          </table:table-cell>
          <table:table-cell table:formula="of:=[.B7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loff Viktor</text:p>
          </table:table-cell>
          <table:table-cell table:formula="of:=[.B8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atzrichter</text:p>
          </table:table-cell>
          <table:table-cell table:formula="of:=[.B9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unovic Kenad</text:p>
          </table:table-cell>
          <table:table-cell table:formula="of:=[.B10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ffli Daniel</text:p>
          </table:table-cell>
          <table:table-cell table:formula="of:=[.B11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Zivilkammer</text:p>
          </table:table-cell>
          <table:table-cell table:formula="of:=[.B12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errichterin und Oberrichter</text:p>
          </table:table-cell>
          <table:table-cell table:formula="of:=[.B13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ari Sandra, Präsidentin</text:p>
          </table:table-cell>
          <table:table-cell table:formula="of:=[.B14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ner Adrian, Vizepräsident</text:p>
          </table:table-cell>
          <table:table-cell table:formula="of:=[.B15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liger David</text:p>
          </table:table-cell>
          <table:table-cell table:formula="of:=[.B16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dner Matthias (Ersatzmitglied)</text:p>
          </table:table-cell>
          <table:table-cell table:formula="of:=[.B17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hli Peter, Präsident</text:p>
          </table:table-cell>
          <table:table-cell table:formula="of:=[.B18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loff Viktor, Vizepräsident</text:p>
          </table:table-cell>
          <table:table-cell table:formula="of:=[.B19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ari Sandra</text:p>
          </table:table-cell>
          <table:table-cell table:formula="of:=[.B20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ner Adrian, Präsident</text:p>
          </table:table-cell>
          <table:table-cell table:formula="of:=[.B21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dner Matthias, Vizepräsident</text:p>
          </table:table-cell>
          <table:table-cell table:formula="of:=[.B22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liger David</text:p>
          </table:table-cell>
          <table:table-cell table:formula="of:=[.B23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ari Sandra (Ersatzmitglied)</text:p>
          </table:table-cell>
          <table:table-cell table:formula="of:=[.B24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ert Eliane</text:p>
          </table:table-cell>
          <table:table-cell table:formula="of:=[.B25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azza Stella</text:p>
          </table:table-cell>
          <table:table-cell table:formula="of:=[.B26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auer Nicole</text:p>
          </table:table-cell>
          <table:table-cell table:formula="of:=[.B27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üntert Michael</text:p>
          </table:table-cell>
          <table:table-cell table:formula="of:=[.B28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ss Fabian</text:p>
          </table:table-cell>
          <table:table-cell table:formula="of:=[.B29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ber Christian</text:p>
          </table:table-cell>
          <table:table-cell table:formula="of:=[.B30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bus Irmina</text:p>
          </table:table-cell>
          <table:table-cell table:formula="of:=[.B31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ifferle Gregor</text:p>
          </table:table-cell>
          <table:table-cell table:formula="of:=[.B32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erli Manuela</text:p>
          </table:table-cell>
          <table:table-cell table:formula="of:=[.B33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lser Gian</text:p>
          </table:table-cell>
          <table:table-cell table:formula="of:=[.B34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nella Reinhard</text:p>
          </table:table-cell>
          <table:table-cell table:formula="of:=[.B35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ker Nadia</text:p>
          </table:table-cell>
          <table:table-cell table:formula="of:=[.B36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kofer Catherine, Präsidentin</text:p>
          </table:table-cell>
          <table:table-cell table:formula="of:=[.B37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dner Matthias, Vizepräsident</text:p>
          </table:table-cell>
          <table:table-cell table:formula="of:=[.B38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liger David</text:p>
          </table:table-cell>
          <table:table-cell table:formula="of:=[.B39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svary Zsuzsana (Ersatzmitglied)</text:p>
          </table:table-cell>
          <table:table-cell table:formula="of:=[.B40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ergerichtsschreiberinnen</text:p>
          </table:table-cell>
          <table:table-cell table:formula="of:=[.B41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oor Bianca</text:p>
          </table:table-cell>
          <table:table-cell table:formula="of:=[.B42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arz Zilia</text:p>
          </table:table-cell>
          <table:table-cell table:formula="of:=[.B43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ldbetreibungs- und Konkurskommission</text:p>
          </table:table-cell>
          <table:table-cell table:formula="of:=[.B44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errichter</text:p>
          </table:table-cell>
          <table:table-cell table:formula="of:=[.B45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tter Meinrad, Präsident</text:p>
          </table:table-cell>
          <table:table-cell table:formula="of:=[.B46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h Stefan, Vizepräsident</text:p>
          </table:table-cell>
          <table:table-cell table:formula="of:=[.B47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liger David</text:p>
          </table:table-cell>
          <table:table-cell table:formula="of:=[.B48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hli Peter (Ersatzmitglied)</text:p>
          </table:table-cell>
          <table:table-cell table:formula="of:=[.B49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ber Christian</text:p>
          </table:table-cell>
          <table:table-cell table:formula="of:=[.B50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lser Gian</text:p>
          </table:table-cell>
          <table:table-cell table:formula="of:=[.B51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ühwiler Thomas, Kanzleichef</text:p>
          </table:table-cell>
          <table:table-cell table:formula="of:=[.B52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ustra Rosanna</text:p>
          </table:table-cell>
          <table:table-cell table:formula="of:=[.B53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chti Nadja</text:p>
          </table:table-cell>
          <table:table-cell table:formula="of:=[.B54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rnemann Claudia</text:p>
          </table:table-cell>
          <table:table-cell table:formula="of:=[.B55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üzin Fidan</text:p>
          </table:table-cell>
          <table:table-cell table:formula="of:=[.B56]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otal Aargau</text:p>
          </table:table-cell>
          <table:table-cell table:style-name="ce1" table:formula="of:=SUM([.B1:.B57])" office:value-type="float" office:value="57000000" calcext:value-type="float">
            <text:p>57'000'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 Kanton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Schweiz</text:p>
          </table:table-cell>
          <table:table-cell table:style-name="ce1" table:formula="of:=[.B60]*[.B61]" office:value-type="float" office:value="1482000000" calcext:value-type="float">
            <text:p>1'482'000'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satz Zürich Versichrung</text:p>
          </table:table-cell>
          <table:table-cell table:style-name="ce1" office:value-type="float" office:value="47180000000" calcext:value-type="float">
            <text:p>47'180'000'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satz Zürich Versichrung in Pozent</text:p>
          </table:table-cell>
          <table:table-cell table:formula="of:=[.B62]/[.B63]*100" office:value-type="float" office:value="3.14116150911403" calcext:value-type="float">
            <text:p>3.14116150911403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iorität von fällen =&gt; Fälle die die US Wirtschaftsspionage zu Tage fördern vermutlich mehr Budget oder zusatz Budg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3:59:49.506687480</meta:creation-date>
    <dc:date>2022-12-15T21:06:27.637429955</dc:date>
    <meta:editing-duration>PT21H6M38S</meta:editing-duration>
    <meta:editing-cycles>1</meta:editing-cycles>
    <meta:document-statistic meta:table-count="1" meta:cell-count="126" meta:object-count="0"/>
    <meta:generator>LibreOffice/7.4.3.2$Linux_X86_64 LibreOffice_project/40$Build-2</meta:generator>
  </office:meta>
</office:document-meta>
</file>